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84cm" style:rel-column-width="13429*"/>
    </style:style>
    <style:style style:name="Table1.B" style:family="table-column">
      <style:table-column-properties style:column-width="13.517cm" style:rel-column-width="52106*"/>
    </style:style>
    <style:style style:name="Table1.1" style:family="table-row">
      <style:table-row-properties style:min-row-height="2.002cm"/>
    </style:style>
    <style:style style:name="Table1.A1" style:family="table-cell">
      <style:table-cell-properties fo:background-color="transparent" fo:padding-left="0.508cm" fo:padding-right="0.508cm" fo:padding-top="0.152cm" fo:padding-bottom="0.152cm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508cm" fo:padding-right="0.508cm" fo:padding-top="0.152cm" fo:padding-bottom="0.152cm" fo:border-left="2pt solid #000000" fo:border-right="none" fo:border-top="none" fo:border-bottom="0.25pt solid #b2b2b2"/>
    </style:style>
    <style:style style:name="Table1.B2" style:family="table-cell">
      <style:table-cell-properties fo:padding-left="0.508cm" fo:padding-right="0.508cm" fo:padding-top="0.152cm" fo:padding-bottom="0.152cm" fo:border-left="2pt solid #000000" fo:border-right="none" fo:border-top="none" fo:border-bottom="0.25pt solid #b2b2b2"/>
    </style:style>
    <style:style style:name="Table1.B3" style:family="table-cell">
      <style:table-cell-properties fo:padding-left="0.508cm" fo:padding-right="0.508cm" fo:padding-top="0.152cm" fo:padding-bottom="0.152cm" fo:border-left="2pt solid #000000" fo:border-right="none" fo:border-top="none" fo:border-bottom="0.25pt solid #b2b2b2"/>
    </style:style>
    <style:style style:name="Table1.B4" style:family="table-cell">
      <style:table-cell-properties fo:padding-left="0.508cm" fo:padding-right="0.508cm" fo:padding-top="0.152cm" fo:padding-bottom="0.152cm" fo:border-left="2pt solid #000000" fo:border-right="none" fo:border-top="none" fo:border-bottom="0.25pt solid #b2b2b2"/>
    </style:style>
    <style:style style:name="Table1.5" style:family="table-row">
      <style:table-row-properties style:min-row-height="2.764cm"/>
    </style:style>
    <style:style style:name="Table1.A5" style:family="table-cell">
      <style:table-cell-properties fo:background-color="transparent" fo:padding-left="0.508cm" fo:padding-right="0.508cm" fo:padding-top="0.152cm" fo:padding-bottom="0.152cm" fo:border="none" style:writing-mode="page">
        <style:background-image/>
      </style:table-cell-properties>
    </style:style>
    <style:style style:name="Table1.B5" style:family="table-cell">
      <style:table-cell-properties fo:padding-left="0.508cm" fo:padding-right="0.508cm" fo:padding-top="0.152cm" fo:padding-bottom="0.152cm" fo:border-left="2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1.251cm" fo:margin-right="0cm" fo:text-indent="0cm" style:auto-text-indent="false"/>
      <style:text-properties officeooo:rsid="001414b3" officeooo:paragraph-rsid="001414b3"/>
    </style:style>
    <style:style style:name="P4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officeooo:rsid="004df25a" officeooo:paragraph-rsid="004df25a"/>
    </style:style>
    <style:style style:name="P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officeooo:rsid="005bae51" officeooo:paragraph-rsid="005bae51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paragraph-rsid="001c0b67" style:font-weight-asian="normal" style:font-weight-complex="normal"/>
    </style:style>
    <style:style style:name="P7" style:family="paragraph" style:parent-style-name="Table_20_Contents">
      <style:paragraph-properties fo:margin-left="1.251cm" fo:margin-right="0cm" fo:margin-top="0.203cm" fo:margin-bottom="0cm" loext:contextual-spacing="false" fo:text-align="justify" style:justify-single-word="false" fo:text-indent="0cm" style:auto-text-indent="false"/>
      <style:text-properties officeooo:rsid="0016e443" officeooo:paragraph-rsid="0016e443"/>
    </style:style>
    <style:style style:name="P8" style:family="paragraph" style:parent-style-name="Table_20_Contents">
      <style:paragraph-properties fo:margin-left="1.251cm" fo:margin-right="0cm" fo:margin-top="0.203cm" fo:margin-bottom="0cm" loext:contextual-spacing="false" fo:text-align="justify" style:justify-single-word="false" fo:text-indent="0cm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9" style:family="paragraph" style:parent-style-name="Table_20_Contents">
      <style:text-properties fo:font-weight="bold" officeooo:paragraph-rsid="001aa26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5eff33" officeooo:paragraph-rsid="005eff33"/>
    </style:style>
    <style:style style:name="P11" style:family="paragraph" style:parent-style-name="Table_20_Contents">
      <style:paragraph-properties fo:margin-top="0.203cm" fo:margin-bottom="0cm" loext:contextual-spacing="false"/>
      <style:text-properties fo:font-weight="bold" officeooo:paragraph-rsid="0016e443" style:font-weight-asian="bold" style:font-weight-complex="bold"/>
    </style:style>
    <style:style style:name="P12" style:family="paragraph" style:parent-style-name="Table_20_Contents">
      <style:paragraph-properties fo:margin-top="0.203cm" fo:margin-bottom="0cm" loext:contextual-spacing="false"/>
      <style:text-properties fo:font-weight="bold" officeooo:rsid="0014276f" officeooo:paragraph-rsid="0015f2f5" style:font-weight-asian="bold" style:font-weight-complex="bold"/>
    </style:style>
    <style:style style:name="P13" style:family="paragraph" style:parent-style-name="Table_20_Contents">
      <style:paragraph-properties fo:margin-top="0.203cm" fo:margin-bottom="0cm" loext:contextual-spacing="false"/>
      <style:text-properties fo:font-weight="bold" officeooo:rsid="0015f2f5" officeooo:paragraph-rsid="002bb1b3" style:font-weight-asian="bold" style:font-weight-complex="bold"/>
    </style:style>
    <style:style style:name="P14" style:family="paragraph" style:parent-style-name="Table_20_Contents">
      <style:paragraph-properties fo:margin-top="0.203cm" fo:margin-bottom="0cm" loext:contextual-spacing="false"/>
      <style:text-properties fo:font-weight="bold" officeooo:rsid="00533747" officeooo:paragraph-rsid="00533747" style:font-weight-asian="bold" style:font-weight-complex="bold"/>
    </style:style>
    <style:style style:name="P15" style:family="paragraph" style:parent-style-name="Table_20_Contents">
      <style:paragraph-properties fo:margin-top="0.203cm" fo:margin-bottom="0cm" loext:contextual-spacing="false"/>
      <style:text-properties fo:font-weight="bold" officeooo:rsid="0053fe55" officeooo:paragraph-rsid="0053fe55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.203cm" fo:margin-bottom="0cm" loext:contextual-spacing="false" fo:text-indent="0cm" style:auto-text-indent="false"/>
      <style:text-properties fo:font-weight="bold" officeooo:rsid="0018e67f" officeooo:paragraph-rsid="002bb1b3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.203cm" fo:margin-bottom="0cm" loext:contextual-spacing="false" fo:text-indent="0cm" style:auto-text-indent="false"/>
      <style:text-properties officeooo:rsid="001b1810" officeooo:paragraph-rsid="001b1810"/>
    </style:style>
    <style:style style:name="P18" style:family="paragraph" style:parent-style-name="Standard">
      <style:paragraph-properties fo:margin-left="0cm" fo:margin-right="0cm" fo:margin-top="0.102cm" fo:margin-bottom="0.102cm" loext:contextual-spacing="false" fo:text-align="justify" style:justify-single-word="false" fo:text-indent="0cm" style:auto-text-indent="false"/>
      <style:text-properties fo:font-weight="bold" officeooo:rsid="0061beb4" officeooo:paragraph-rsid="0061beb4" style:font-weight-asian="bold" style:font-weight-complex="bold"/>
    </style:style>
    <style:style style:name="P19" style:family="paragraph" style:parent-style-name="Standard">
      <style:paragraph-properties fo:margin-left="0cm" fo:margin-right="0cm" fo:margin-top="0.102cm" fo:margin-bottom="0.102cm" loext:contextual-spacing="false" fo:text-align="justify" style:justify-single-word="false" fo:text-indent="0cm" style:auto-text-indent="false"/>
      <style:text-properties fo:font-weight="bold" officeooo:rsid="00638067" officeooo:paragraph-rsid="00638067" style:font-weight-asian="bold" style:font-weight-complex="bold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Heading">
      <style:paragraph-properties fo:text-align="center" style:justify-single-word="false"/>
      <style:text-properties officeooo:paragraph-rsid="0045abb5"/>
    </style:style>
    <style:style style:name="P22" style:family="paragraph" style:parent-style-name="Title">
      <style:paragraph-properties fo:text-align="center" style:justify-single-word="false" fo:break-before="page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weight="bold" officeooo:rsid="001414b3" style:font-weight-asian="bold" style:font-weight-complex="bold"/>
    </style:style>
    <style:style style:name="P24" style:family="paragraph" style:parent-style-name="Table_20_Contents">
      <style:paragraph-properties fo:margin-top="0.203cm" fo:margin-bottom="0cm" loext:contextual-spacing="false"/>
      <style:text-properties officeooo:paragraph-rsid="005d9079"/>
    </style:style>
    <style:style style:name="P25" style:family="paragraph" style:parent-style-name="Standard">
      <style:paragraph-properties fo:margin-left="0cm" fo:margin-right="0cm" fo:margin-top="0.102cm" fo:margin-bottom="0.102cm" loext:contextual-spacing="false" fo:text-align="justify" style:justify-single-word="false" fo:text-indent="0cm" style:auto-text-indent="false"/>
      <style:text-properties fo:font-weight="normal" officeooo:rsid="0061beb4" officeooo:paragraph-rsid="0061beb4" style:font-weight-asian="normal" style:font-weight-complex="normal"/>
    </style:style>
    <style:style style:name="T1" style:family="text">
      <style:text-properties officeooo:rsid="00504d86"/>
    </style:style>
    <style:style style:name="T2" style:family="text">
      <style:text-properties officeooo:rsid="0015f2f5"/>
    </style:style>
    <style:style style:name="T3" style:family="text">
      <style:text-properties officeooo:rsid="0016e44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9775"/>
    </style:style>
    <style:style style:name="T6" style:family="text">
      <style:text-properties fo:language="en" fo:country="US" officeooo:rsid="0018e67f"/>
    </style:style>
    <style:style style:name="T7" style:family="text">
      <style:text-properties fo:language="en" fo:country="US" officeooo:rsid="001aa265"/>
    </style:style>
    <style:style style:name="T8" style:family="text">
      <style:text-properties fo:language="en" fo:country="US" officeooo:rsid="001c0b67"/>
    </style:style>
    <style:style style:name="T9" style:family="text">
      <style:text-properties officeooo:rsid="0017b60f"/>
    </style:style>
    <style:style style:name="T10" style:family="text">
      <style:text-properties officeooo:rsid="0018e6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20a" style:font-weight-asian="bold" style:font-weight-complex="bold"/>
    </style:style>
    <style:style style:name="T13" style:family="text">
      <style:text-properties fo:font-weight="bold" officeooo:rsid="001d8d73" style:font-weight-asian="bold" style:font-weight-complex="bold"/>
    </style:style>
    <style:style style:name="T14" style:family="text">
      <style:text-properties fo:font-weight="bold" officeooo:rsid="00533747" style:font-weight-asian="bold" style:font-weight-complex="bold"/>
    </style:style>
    <style:style style:name="T15" style:family="text">
      <style:text-properties fo:font-weight="bold" officeooo:rsid="005bae51" style:font-weight-asian="bold" style:font-weight-complex="bold"/>
    </style:style>
    <style:style style:name="T16" style:family="text">
      <style:text-properties officeooo:rsid="001b1810"/>
    </style:style>
    <style:style style:name="T17" style:family="text">
      <style:text-properties officeooo:rsid="001f89d2"/>
    </style:style>
    <style:style style:name="T18" style:family="text">
      <style:text-properties officeooo:rsid="0020352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6e443" style:font-weight-asian="normal" style:font-weight-complex="normal"/>
    </style:style>
    <style:style style:name="T21" style:family="text">
      <style:text-properties fo:font-weight="normal" officeooo:rsid="0017b60f" style:font-weight-asian="normal" style:font-weight-complex="normal"/>
    </style:style>
    <style:style style:name="T22" style:family="text">
      <style:text-properties fo:font-weight="normal" officeooo:rsid="002e65a2" style:font-weight-asian="normal" style:font-weight-complex="normal"/>
    </style:style>
    <style:style style:name="T23" style:family="text">
      <style:text-properties fo:font-weight="normal" officeooo:rsid="0053fe55" style:font-weight-asian="normal" style:font-weight-complex="normal"/>
    </style:style>
    <style:style style:name="T24" style:family="text">
      <style:text-properties fo:font-weight="normal" officeooo:rsid="00560ce4" style:font-weight-asian="normal" style:font-weight-complex="normal"/>
    </style:style>
    <style:style style:name="T25" style:family="text">
      <style:text-properties fo:font-weight="normal" officeooo:rsid="005d9079" style:font-weight-asian="normal" style:font-weight-complex="normal"/>
    </style:style>
    <style:style style:name="T26" style:family="text">
      <style:text-properties fo:font-weight="normal" officeooo:rsid="005eff33" style:font-weight-asian="normal" style:font-weight-complex="normal"/>
    </style:style>
    <style:style style:name="T27" style:family="text">
      <style:text-properties fo:font-weight="normal" officeooo:rsid="006611b4" style:font-weight-asian="normal" style:font-weight-complex="normal"/>
    </style:style>
    <style:style style:name="T28" style:family="text">
      <style:text-properties fo:font-weight="normal" officeooo:rsid="00675eb2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6d9af"/>
    </style:style>
    <style:style style:name="T34" style:family="text">
      <style:text-properties officeooo:rsid="00522ca8"/>
    </style:style>
    <style:style style:name="T35" style:family="text">
      <style:text-properties officeooo:rsid="005bae51"/>
    </style:style>
    <style:style style:name="T36" style:family="text">
      <style:text-properties officeooo:rsid="0061beb4"/>
    </style:style>
    <style:style style:name="T37" style:family="text">
      <style:text-properties officeooo:rsid="0069d461"/>
    </style:style>
  </office:automatic-styles>
  <office:body>
    <office:text>
      <office:forms form:automatic-focus="false" form:apply-design-mode="false"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C</text:span>urriculum <text:span text:style-name="T18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ersonal information</text:p>
          </table:table-cell>
          <table:table-cell table:style-name="Table1.B4" office:value-type="string">
            <text:p text:style-name="P23">Mróz Krzysztof</text:p>
            <text:p text:style-name="P3"><text:a xlink:type="simple" xlink:href="mailto:developer@mrozo.pl" text:style-name="Internet_20_link" text:visited-style-name="Visited_20_Internet_20_Link">developer@mrozo.pl</text:a></text:p>
            <text:p text:style-name="P4">github.com/mrozo</text:p>
            <text:p text:style-name="P5">mrozo.pl</text:p>
          </table:table-cell>
        </table:table-row>
        <table:table-row table:style-name="Table1.1">
          <table:table-cell table:style-name="Table1.A1" office:value-type="string">
            <text:p text:style-name="P20">Work experience</text:p>
          </table:table-cell>
          <table:table-cell table:style-name="Table1.B4" office:value-type="string">
            <text:p text:style-name="P24"><text:span text:style-name="T15">2019 – now – Embedded developer, R.S.X. </text:span><text:span text:style-name="T14">– </text:span><text:span text:style-name="T25">creating low level drivers for external sensors, displays, </text:span><text:span text:style-name="T26">file protocol</text:span><text:span text:style-name="T25"> over BLE, unix FS api, all the way up to creating configurable GUI widgets.</text:span></text:p>
            <text:p text:style-name="P15">2016 – <text:span text:style-name="T35">2019</text:span> - Python developer in Network Controller team, Automation Engeneer in DevOps </text:p>
            <text:p text:style-name="P14">2016 – SDC sp. Z.O.O. - Python developer – <text:span text:style-name="T19">Created automated testing </text:span><text:span text:style-name="T23">environment</text:span><text:span text:style-name="T19"> for embedded system, GUI </text:span><text:span text:style-name="T23">POC for embedded device.</text:span></text:p>
            <text:p text:style-name="P12">2013 – 2014 – <text:span text:style-name="T2">BIOS Software engineer, Intel Technology Poland</text:span></text:p>
            <text:p text:style-name="P7">UEFI BIOS programmer, low level <text:span text:style-name="T17">OOP in </text:span>C</text:p>
            <text:p text:style-name="P11"><text:span text:style-name="T3">2013 VII – </text:span><text:bookmark text:name="result_box"/><text:span text:style-name="T4">apprenticeship, </text:span><text:span text:style-name="T5">Honeti</text:span></text:p>
            <text:p text:style-name="P8"><text:span text:style-name="T16">Analysis</text:span> and <text:span text:style-name="T16">comparison</text:span> of <text:span text:style-name="T16">available</text:span> GIS services, <text:span text:style-name="T33">analysis</text:span> and implementation of both allegro WebAPI or <text:s/>Ebay Web API <text:s/>basic PHP SDK.</text:p>
            <text:p text:style-name="P13">2008 – 2011 – Technician, <text:span text:style-name="T3">ArtZoneEvents</text:span><text:span text:style-name="T20">, m</text:span><text:span text:style-name="T21">ostly weekend job.</text:span></text:p>
            <text:p text:style-name="P16"><text:span text:style-name="T9">2011 – 2014 - technician, ArBuzz</text:span><text:span text:style-name="T21">, </text:span><text:span text:style-name="T22">occasional</text:span></text:p>
            <text:p text:style-name="P7">Various <text:span text:style-name="T34">jobs </text:span>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7"><text:span text:style-name="T13">Occasional</text:span><text:span text:style-name="T11"> - created few web pages/</text:span><text:span text:style-name="T12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20">Education</text:p>
          </table:table-cell>
          <table:table-cell table:style-name="Table1.B4" office:value-type="string">
            <text:p text:style-name="P9"><text:span text:style-name="T10">2011 - 2014 – <text:s/></text:span><text:bookmark text:name="tw-target-text"/><text:span text:style-name="T4">Engineering academic degree </text:span><text:span text:style-name="T6">in Electronics</text:span></text:p>
            <text:p text:style-name="P6"><text:bookmark text:name="result_box1"/><text:span text:style-name="T4">Further specialization – </text:span><text:span text:style-name="T7">Computer based systems. </text:span><text:span text:style-name="T8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20">Skills</text:p>
          </table:table-cell>
          <table:table-cell table:style-name="Table1.B4" office:value-type="string">
            <text:p text:style-name="P18"><text:span text:style-name="T24">M</text:span><text:span text:style-name="T19">id level: c, python, bash, makefile, linux</text:span></text:p>
            <text:p text:style-name="P25">junior level: server administration, PCB design, digital electronics</text:p>
            <text:p text:style-name="P19"><text:span text:style-name="T19">Others: some leadership skills </text:span><text:span text:style-name="T27">obtained through organizing dozens of workshops, </text:span><text:span text:style-name="T28">hackathons etc.</text:span></text:p>
          </table:table-cell>
        </table:table-row>
        <table:table-row table:style-name="Table1.5">
          <table:table-cell table:style-name="Table1.A5" office:value-type="string">
            <text:p text:style-name="P20"><text:span text:style-name="T29">Hobbies, </text:span>Interests, <text:span text:style-name="T36">more</text:span></text:p>
          </table:table-cell>
          <table:table-cell table:style-name="Table1.B5" office:value-type="string">
            <text:p text:style-name="P10">DIY, <text:span text:style-name="T36">electronics and software, hacking things together, hackerspace community, (newest) unix “philosophy”, </text:span><text:span text:style-name="T37">finding opensource ecosystem 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MT1" style:family="text">
      <style:text-properties officeooo:rsid="00504d86"/>
    </style:style>
    <style:page-layout style:name="Mpm1">
      <style:page-layout-properties fo:page-width="21.001cm" fo:page-height="29.7cm" style:num-format="1" style:print-orientation="portrait" fo:margin-top="2cm" fo:margin-bottom="1.6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65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<text:span text:style-name="MT1">tekst jednolity: Dz. U. z 2014 r.,poz. 1182)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28T08:23:23.551786265</meta:creation-date>
    <dc:date>2020-11-20T00:45:01.384363266</dc:date>
    <meta:editing-duration>PT10H12M46S</meta:editing-duration>
    <meta:editing-cycles>53</meta:editing-cycles>
    <meta:generator>LibreOffice/6.4.6.2$Linux_X86_64 LibreOffice_project/40$Build-2</meta:generator>
    <meta:document-statistic meta:table-count="1" meta:image-count="0" meta:object-count="0" meta:page-count="1" meta:paragraph-count="28" meta:word-count="275" meta:character-count="1977" meta:non-whitespace-character-count="1710"/>
  </office:meta>
</office:document-meta>
</file>